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ext_20_body">
      <style:text-properties fo:color="#2a6099" loext:opacity="100%" style:font-name="Calibri" fo:font-size="12pt" fo:font-weight="normal" officeooo:rsid="00565ed5" officeooo:paragraph-rsid="00565ed5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color="#2a6099" loext:opacity="100%" style:font-name="Calibri" fo:font-size="12pt" fo:font-weight="normal" officeooo:rsid="00565ed5" officeooo:paragraph-rsid="00585d0c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color="#2a6099" loext:opacity="100%" style:font-name="Calibri" fo:font-size="12pt" fo:font-weight="normal" officeooo:rsid="00565ed5" officeooo:paragraph-rsid="0058ed45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color="#2a6099" loext:opacity="100%" style:font-name="Calibri" fo:font-size="12pt" fo:font-weight="normal" officeooo:rsid="00565ed5" officeooo:paragraph-rsid="005e5f9d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2a6099" loext:opacity="100%" style:font-name="Calibri" fo:font-size="20pt" fo:font-weight="bold" officeooo:rsid="00565ed5" officeooo:paragraph-rsid="00565ed5" style:font-size-asian="17.5pt" style:font-weight-asian="bold" style:font-size-complex="20pt" style:font-weight-complex="bold"/>
    </style:style>
    <style:style style:name="P7" style:family="paragraph" style:parent-style-name="Text_20_body">
      <style:text-properties fo:color="#2a6099" loext:opacity="100%" style:font-name="Calibri" fo:font-size="14pt" fo:font-weight="normal" officeooo:rsid="00565ed5" officeooo:paragraph-rsid="00565ed5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/>
      <style:text-properties officeooo:paragraph-rsid="005ce95c"/>
    </style:style>
    <style:style style:name="P9" style:family="paragraph" style:parent-style-name="Text_20_body">
      <style:text-properties officeooo:paragraph-rsid="00565ed5"/>
    </style:style>
    <style:style style:name="P10" style:family="paragraph" style:parent-style-name="Text_20_body">
      <style:text-properties officeooo:paragraph-rsid="0058ed45"/>
    </style:style>
    <style:style style:name="P11" style:family="paragraph" style:parent-style-name="Text_20_body">
      <style:text-properties fo:font-size="12pt" fo:font-weight="normal" officeooo:rsid="0058ed45" officeooo:paragraph-rsid="0058ed45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58ed45" officeooo:paragraph-rsid="005e5f9d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paragraph-rsid="005e5f9d"/>
    </style:style>
    <style:style style:name="P14" style:family="paragraph" style:parent-style-name="Text_20_body">
      <style:paragraph-properties fo:break-before="page"/>
      <style:text-properties fo:color="#000000" loext:opacity="100%" fo:font-size="15pt" fo:font-weight="bold" officeooo:rsid="005e5f9d" officeooo:paragraph-rsid="005e5f9d" style:font-size-asian="13.1000003814697pt" style:font-weight-asian="bold" style:font-size-complex="15pt" style:font-weight-complex="bold"/>
    </style:style>
    <style:style style:name="P15" style:family="paragraph" style:parent-style-name="Title">
      <style:text-properties fo:color="#2a6099" loext:opacity="100%" style:font-name="Calibri" fo:font-size="20pt" fo:font-weight="bold" officeooo:rsid="00550c99" officeooo:paragraph-rsid="00550c99" style:font-size-asian="17.5pt" style:font-weight-asian="bold" style:font-size-complex="20pt" style:font-weight-complex="bold"/>
    </style:style>
    <style:style style:name="P16" style:family="paragraph" style:parent-style-name="Title">
      <style:paragraph-properties fo:margin-top="0.222cm" fo:margin-bottom="0.011cm" style:contextual-spacing="false" fo:text-align="start" style:justify-single-word="false"/>
      <style:text-properties officeooo:paragraph-rsid="005ce95c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weight="normal" officeooo:rsid="0053b779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style:font-name="Calibri" fo:font-size="20pt" officeooo:rsid="00565ed5" style:font-size-asian="17.5pt" style:font-size-complex="20pt"/>
    </style:style>
    <style:style style:name="T5" style:family="text">
      <style:text-properties style:font-name="Calibri" officeooo:rsid="00565ed5"/>
    </style:style>
    <style:style style:name="T6" style:family="text">
      <style:text-properties fo:color="#2a6099" loext:opacity="100%" style:font-name="Calibri"/>
    </style:style>
    <style:style style:name="T7" style:family="text">
      <style:text-properties fo:color="#2a6099" loext:opacity="100%" style:font-name="Calibri" fo:font-size="12pt" fo:font-weight="bold" officeooo:rsid="00553e6a" style:font-size-asian="10.5pt" style:font-weight-asian="bold" style:font-size-complex="12pt" style:font-weight-complex="bold"/>
    </style:style>
    <style:style style:name="T8" style:family="text">
      <style:text-properties fo:color="#2a6099" loext:opacity="100%" style:font-name="Calibri" fo:font-size="12pt" fo:font-weight="bold" officeooo:rsid="00553e6a" style:font-name-asian="Noto Sans CJK SC" style:font-size-asian="10.5pt" style:font-weight-asian="bold" style:font-name-complex="Lohit Devanagari" style:font-size-complex="12pt" style:font-weight-complex="bold"/>
    </style:style>
    <style:style style:name="T9" style:family="text">
      <style:text-properties fo:color="#2a6099" loext:opacity="100%" style:font-name="Calibri" fo:font-size="12pt" fo:font-weight="normal" officeooo:rsid="00565ed5" style:font-size-asian="12pt" style:font-weight-asian="normal" style:font-size-complex="12pt" style:font-weight-complex="normal"/>
    </style:style>
    <style:style style:name="T10" style:family="text">
      <style:text-properties fo:color="#2a6099" loext:opacity="100%" style:font-name="Calibri" fo:font-size="20pt" fo:font-weight="bold" style:font-size-asian="17.5pt" style:font-weight-asian="bold" style:font-size-complex="20pt" style:font-weight-complex="bold"/>
    </style:style>
    <style:style style:name="T11" style:family="text">
      <style:text-properties fo:color="#2a6099" loext:opacity="100%" style:font-name="Calibri" fo:font-size="20pt" fo:font-weight="bold" officeooo:rsid="0058ed45" style:font-size-asian="17.5pt" style:font-weight-asian="bold" style:font-size-complex="20pt" style:font-weight-complex="bold"/>
    </style:style>
    <style:style style:name="T12" style:family="text">
      <style:text-properties fo:color="#2a6099" loext:opacity="100%" style:font-name="Calibri" fo:font-size="20pt" fo:font-weight="bold" officeooo:rsid="00565ed5" style:font-size-asian="17.5pt" style:font-weight-asian="bold" style:font-size-complex="20pt" style:font-weight-complex="bold"/>
    </style:style>
    <style:style style:name="T13" style:family="text">
      <style:text-properties fo:color="#2a6099" loext:opacity="100%" style:font-name="Calibri" fo:font-size="20pt" fo:font-weight="bold" officeooo:rsid="005e5f9d" style:font-size-asian="17.5pt" style:font-weight-asian="bold" style:font-size-complex="20pt" style:font-weight-complex="bold"/>
    </style:style>
    <style:style style:name="T14" style:family="text">
      <style:text-properties fo:color="#2a6099" loext:opacity="100%" style:font-name="Calibri" fo:font-size="20pt" officeooo:rsid="00565ed5" style:font-size-asian="17.5pt" style:font-size-complex="20pt"/>
    </style:style>
    <style:style style:name="T15" style:family="text">
      <style:text-properties fo:color="#2a6099" loext:opacity="100%" style:font-name="Calibri" fo:font-weight="bold" style:font-weight-asian="bold" style:font-weight-complex="bold"/>
    </style:style>
    <style:style style:name="T16" style:family="text">
      <style:text-properties fo:color="#2a6099" loext:opacity="100%" style:font-name="Calibri" fo:font-weight="bold" officeooo:rsid="0058ed45" style:font-weight-asian="bold" style:font-weight-complex="bold"/>
    </style:style>
    <style:style style:name="T17" style:family="text">
      <style:text-properties fo:color="#2a6099" loext:opacity="100%" style:font-name="Calibri" officeooo:rsid="0058ed45"/>
    </style:style>
    <style:style style:name="T18" style:family="text">
      <style:text-properties fo:color="#2a6099" loext:opacity="100%" style:font-name="Calibri" officeooo:rsid="00565ed5"/>
    </style:style>
    <style:style style:name="T19" style:family="text">
      <style:text-properties officeooo:rsid="005e5f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7">Nom 1 : <text:s text:c="4"/></text:span><text:span text:style-name="T9">…………………………………………</text:span><text:span text:style-name="T7"><text:tab/><text:tab/><text:tab/>Nom </text:span><text:span text:style-name="T8">2</text:span><text:span text:style-name="T7"> : <text:s text:c="6"/></text:span><text:span text:style-name="T9">…………………………………………</text:span></text:p>
      <text:p text:style-name="P8"><text:span text:style-name="T7">prénom 1 </text:span><text:span text:style-name="T9">: …………………………………………</text:span><text:span text:style-name="T7"><text:tab/><text:tab/><text:tab/>prénom 2 : </text:span><text:span text:style-name="T9">…………………………………………</text:span></text:p>
      <text:p text:style-name="P15">Compte-Rendu activité 2</text:p>
      <text:p text:style-name="P7">1. Question : Pourquoi une des deux lampes brille plus que l’autre ?</text:p>
      <text:p text:style-name="P7">Schéma :</text:p>
      <text:p text:style-name="P6"/>
      <text:p text:style-name="P6"/>
      <text:p text:style-name="P7">2. Hypothèse testée : Le courant part du « + » de la pile, il est en partie consommé par la première lampe : il en reste moins pour la seconde</text:p>
      <text:p text:style-name="P6">3. Protocole 1</text:p>
      <text:p text:style-name="P9"><text:span text:style-name="T9">phrase qui explique l’expérience que tu as réalisé:……………………………………………………………………………………………………..…</text:span></text:p>
      <text:p text:style-name="P2">………………………………………………………………………………………………………………………………………………………………………………………</text:p>
      <text:p text:style-name="P3">……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……</text:p>
      <text:p text:style-name="P2">schéma du protocole :</text:p>
      <text:p text:style-name="P2"/>
      <text:p text:style-name="P2"/>
      <text:p text:style-name="P2"/>
      <text:p text:style-name="P2"/>
      <text:p text:style-name="P6">4. Résultats du protocole 1</text:p>
      <text:p text:style-name="P2">note ce que tu as observé : …………………………………………………………………………………………………………………………………………</text:p>
      <text:p text:style-name="P2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0"><text:span text:style-name="T11">5</text:span><text:span text:style-name="T12">. </text:span><text:span text:style-name="T11">Conclusion</text:span></text:p>
      <text:p text:style-name="P11"><text:span text:style-name="T6">Les résultats observés confirment-ils l’hypothèse ? Justifie .</text:span><text:span text:style-name="T18">………………………………………………………………………………………...</text:span>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4"><text:span text:style-name="T5">T</text:span><text:span text:style-name="T1">u as le temps de réaliser un deuxième protocole.</text:span></text:p>
      <text:p text:style-name="P13"><text:span text:style-name="T12">3. Protocole </text:span><text:span text:style-name="T13">2</text:span></text:p>
      <text:p text:style-name="P13"><text:span text:style-name="T9">phrase qui explique l’expérience que tu as réalisé:……………………………………………………………………………………………………..…</text:span></text:p>
      <text:p text:style-name="P5">……………………………………………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……</text:p>
      <text:p text:style-name="P5">schéma du protocole :</text:p>
      <text:p text:style-name="P5"/>
      <text:p text:style-name="P5"/>
      <text:p text:style-name="P5"/>
      <text:p text:style-name="P13"><text:span text:style-name="T12">4. Résultats du protocole </text:span><text:span text:style-name="T13">2</text:span></text:p>
      <text:p text:style-name="P5">note ce que tu as observé : …………………………………………………………………………………………………………………………………………</text:p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"><text:span text:style-name="T11">5</text:span><text:span text:style-name="T12">. </text:span><text:span text:style-name="T11">Conclusion</text:span></text:p>
      <text:p text:style-name="P12"><text:span text:style-name="T6">Les résultats observés confirment-ils l’hypothèse ? Justifie .</text:span><text:span text:style-name="T18">………………………………………………………………………………………...</text:span></text:p>
      <text:p text:style-name="P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Calibri" fo:font-size="12pt" fo:font-weight="normal" officeooo:rsid="0053b779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ompte rendu activité 2</text:span><text:span text:style-name="MT2"><text:tab/><text:tab/><text:tab/> <text:s text:c="9"/><text:tab/><text:tab/><text:tab/><text:tab/><text:tab/><text:tab/><text:tab/><text:tab/><text:tab/> <text:s text:c="3"/></text:span><text:span text:style-name="MT2"><text:page-number text:select-page="current">2</text:page-number></text:span><text:span text:style-name="MT2">/</text:span><text:span text:style-name="MT2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5M51S</meta:editing-duration>
    <meta:editing-cycles>14</meta:editing-cycles>
    <meta:generator>LibreOffice/7.0.3.1$Linux_X86_64 LibreOffice_project/00$Build-1</meta:generator>
    <meta:creation-date>2020-11-25T08:47:34.945255156</meta:creation-date>
    <meta:initial-creator>J Cercy</meta:initial-creator>
    <dc:date>2020-11-25T09:03:39.113053264</dc:date>
    <dc:creator>J Cercy</dc:creator>
    <meta:document-statistic meta:table-count="0" meta:image-count="0" meta:object-count="0" meta:page-count="2" meta:paragraph-count="32" meta:word-count="165" meta:character-count="2307" meta:non-whitespace-character-count="2135"/>
    <meta:template xlink:type="simple" xlink:actuate="onRequest" xlink:title="activite_type" xlink:href="../../../../../../../../../../../.config/libreoffice/4/user/template/activite_type.ott" meta:date="2020-11-25T08:47:33.192145560"/>
  </office:meta>
</office:document-meta>
</file>